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6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24.64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4.39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9.03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27.59mm"/>
    </style:style>
    <style:style style:name="co13" style:family="table-column">
      <style:table-column-properties fo:break-before="auto" style:column-width="27.6mm"/>
    </style:style>
    <style:style style:name="co14" style:family="table-column">
      <style:table-column-properties fo:break-before="auto" style:column-width="21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d</text:p>
          </table:table-cell>
          <table:table-cell table:style-name="ce1" office:value-type="string" calcext:value-type="string">
            <text:p>abbe number</text:p>
          </table:table-cell>
          <table:table-cell table:style-name="ce1" office:value-type="string" calcext:value-type="string">
            <text:p>T(mm)</text:p>
          </table:table-cell>
          <table:table-cell table:style-name="ce5" office:value-type="string" calcext:value-type="string">
            <text:p>deviation</text:p>
          </table:table-cell>
          <table:table-cell table:style-name="ce1" office:value-type="string" calcext:value-type="string">
            <text:p>Wedge angle</text:p>
          </table:table-cell>
          <table:table-cell table:style-name="ce1" office:value-type="string" calcext:value-type="string">
            <text:p>Diameter</text:p>
          </table:table-cell>
          <table:table-cell table:style-name="ce7" office:value-type="string" calcext:value-type="string">
            <text:p>T_edge</text:p>
          </table:table-cell>
          <table:table-cell table:style-name="ce7" office:value-type="string" calcext:value-type="string">
            <text:p>wedge radians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Prism Typ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25" calcext:value-type="float">
            <text:p>25</text:p>
          </table:table-cell>
          <table:table-cell table:formula="of:=[.D2]+[.G2]*TAN([.I2])" office:value-type="float" office:value="3.45820022389245" calcext:value-type="float">
            <text:p>3.45820022389245</text:p>
          </table:table-cell>
          <table:table-cell table:formula="of:=[.F2]*PI() /180" office:value-type="float" office:value="0.0183259571459405" calcext:value-type="float">
            <text:p>0.018325957145941</text:p>
          </table:table-cell>
          <table:table-cell table:formula="of:=[.H2]-[.D2]" office:value-type="float" office:value="0.458200223892447" calcext:value-type="float">
            <text:p>0.458200223892447</text:p>
          </table:table-cell>
          <table:table-cell table:formula="of:=SQRT([.G2]^2 +[.J2]^2)" office:value-type="float" office:value="25.0041985963393" calcext:value-type="float">
            <text:p>25.004198596339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988" calcext:value-type="float">
            <text:p>2.0988</text:p>
          </table:table-cell>
          <table:table-cell office:value-type="float" office:value="25" calcext:value-type="float">
            <text:p>25</text:p>
          </table:table-cell>
          <table:table-cell table:formula="of:=[.D3]+[.G3]*TAN([.I3])" office:value-type="float" office:value="3.91618408233168" calcext:value-type="float">
            <text:p>3.91618408233168</text:p>
          </table:table-cell>
          <table:table-cell table:formula="of:=[.F3]*PI() /180" office:value-type="float" office:value="0.036630970340857" calcext:value-type="float">
            <text:p>0.036630970340857</text:p>
          </table:table-cell>
          <table:table-cell table:formula="of:=[.H3]-[.D3]" office:value-type="float" office:value="0.91618408233168" calcext:value-type="float">
            <text:p>0.91618408233168</text:p>
          </table:table-cell>
          <table:table-cell table:formula="of:=SQRT([.G3]^2 +[.J3]^2)" office:value-type="float" office:value="25.0167822325877" calcext:value-type="float">
            <text:p>25.016782232587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.145" calcext:value-type="float">
            <text:p>3.145</text:p>
          </table:table-cell>
          <table:table-cell office:value-type="float" office:value="25" calcext:value-type="float">
            <text:p>25</text:p>
          </table:table-cell>
          <table:table-cell table:formula="of:=[.D4]+[.G4]*TAN([.I4])" office:value-type="float" office:value="4.37364498918428" calcext:value-type="float">
            <text:p>4.37364498918428</text:p>
          </table:table-cell>
          <table:table-cell table:formula="of:=[.F4]*PI() /180" office:value-type="float" office:value="0.0548906049752217" calcext:value-type="float">
            <text:p>0.054890604975222</text:p>
          </table:table-cell>
          <table:table-cell table:formula="of:=[.H4]-[.D4]" office:value-type="float" office:value="1.37364498918428" calcext:value-type="float">
            <text:p>1.37364498918428</text:p>
          </table:table-cell>
          <table:table-cell table:formula="of:=SQRT([.G4]^2 +[.J4]^2)" office:value-type="float" office:value="25.0377095708915" calcext:value-type="float">
            <text:p>25.03770957089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1863" calcext:value-type="float">
            <text:p>4.1863</text:p>
          </table:table-cell>
          <table:table-cell office:value-type="float" office:value="25" calcext:value-type="float">
            <text:p>25</text:p>
          </table:table-cell>
          <table:table-cell table:formula="of:=[.D5]+[.G5]*TAN([.I5])" office:value-type="float" office:value="4.82987535595953" calcext:value-type="float">
            <text:p>4.82987535595953</text:p>
          </table:table-cell>
          <table:table-cell table:formula="of:=[.F5]*PI() /180" office:value-type="float" office:value="0.0730647184762386" calcext:value-type="float">
            <text:p>0.073064718476239</text:p>
          </table:table-cell>
          <table:table-cell table:formula="of:=[.H5]-[.D5]" office:value-type="float" office:value="1.82987535595953" calcext:value-type="float">
            <text:p>1.82987535595953</text:p>
          </table:table-cell>
          <table:table-cell table:formula="of:=SQRT([.G5]^2 +[.J5]^2)" office:value-type="float" office:value="25.0668794192326" calcext:value-type="float">
            <text:p>25.06687941923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.2247" calcext:value-type="float">
            <text:p>5.2247</text:p>
          </table:table-cell>
          <table:table-cell office:value-type="float" office:value="25" calcext:value-type="float">
            <text:p>25</text:p>
          </table:table-cell>
          <table:table-cell table:formula="of:=[.D6]+[.G6]*TAN([.I6])" office:value-type="float" office:value="5.28604532847606" calcext:value-type="float">
            <text:p>5.28604532847606</text:p>
          </table:table-cell>
          <table:table-cell table:formula="of:=[.F6]*PI() /180" office:value-type="float" office:value="0.0911882174289477" calcext:value-type="float">
            <text:p>0.091188217428948</text:p>
          </table:table-cell>
          <table:table-cell table:formula="of:=[.H6]-[.D6]" office:value-type="float" office:value="2.28604532847606" calcext:value-type="float">
            <text:p>2.28604532847606</text:p>
          </table:table-cell>
          <table:table-cell table:formula="of:=SQRT([.G6]^2 +[.J6]^2)" office:value-type="float" office:value="25.1043024847106" calcext:value-type="float">
            <text:p>25.10430248471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2941" calcext:value-type="float">
            <text:p>8.2941</text:p>
          </table:table-cell>
          <table:table-cell office:value-type="float" office:value="25" calcext:value-type="float">
            <text:p>25</text:p>
          </table:table-cell>
          <table:table-cell table:formula="of:=[.D7]+[.G7]*TAN([.I7])" office:value-type="float" office:value="6.64447646890184" calcext:value-type="float">
            <text:p>6.64447646890184</text:p>
          </table:table-cell>
          <table:table-cell table:formula="of:=[.F7]*PI() /180" office:value-type="float" office:value="0.144759353489662" calcext:value-type="float">
            <text:p>0.144759353489662</text:p>
          </table:table-cell>
          <table:table-cell table:formula="of:=[.H7]-[.D7]" office:value-type="float" office:value="3.64447646890184" calcext:value-type="float">
            <text:p>3.64447646890184</text:p>
          </table:table-cell>
          <table:table-cell table:formula="of:=SQRT([.G7]^2 +[.J7]^2)" office:value-type="float" office:value="25.26424763836" calcext:value-type="float">
            <text:p>25.264247638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2883" calcext:value-type="float">
            <text:p>10.2883</text:p>
          </table:table-cell>
          <table:table-cell office:value-type="float" office:value="25" calcext:value-type="float">
            <text:p>25</text:p>
          </table:table-cell>
          <table:table-cell table:formula="of:=[.D8]+[.G8]*TAN([.I8])" office:value-type="float" office:value="7.53799650814162" calcext:value-type="float">
            <text:p>7.53799650814162</text:p>
          </table:table-cell>
          <table:table-cell table:formula="of:=[.F8]*PI() /180" office:value-type="float" office:value="0.179564709432933" calcext:value-type="float">
            <text:p>0.179564709432933</text:p>
          </table:table-cell>
          <table:table-cell table:formula="of:=[.H8]-[.D8]" office:value-type="float" office:value="4.53799650814162" calcext:value-type="float">
            <text:p>4.53799650814162</text:p>
          </table:table-cell>
          <table:table-cell table:formula="of:=SQRT([.G8]^2 +[.J8]^2)" office:value-type="float" office:value="25.4085303059407" calcext:value-type="float">
            <text:p>25.40853030594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VFS</text:p>
          </table:table-cell>
          <table:table-cell office:value-type="float" office:value="1.4585" calcext:value-type="float">
            <text:p>1.4585</text:p>
          </table:table-cell>
          <table:table-cell table:style-name="Default" office:value-type="float" office:value="67.82" calcext:value-type="float">
            <text:p>67.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35" calcext:value-type="float">
            <text:p>12.35</text:p>
          </table:table-cell>
          <table:table-cell office:value-type="float" office:value="25" calcext:value-type="float">
            <text:p>25</text:p>
          </table:table-cell>
          <table:table-cell table:formula="of:=[.D9]+[.G9]*TAN([.I9])" office:value-type="float" office:value="8.4737396297484" calcext:value-type="float">
            <text:p>8.4737396297484</text:p>
          </table:table-cell>
          <table:table-cell table:formula="of:=[.F9]*PI() /180" office:value-type="float" office:value="0.2155481626213" calcext:value-type="float">
            <text:p>0.2155481626213</text:p>
          </table:table-cell>
          <table:table-cell table:formula="of:=[.H9]-[.D9]" office:value-type="float" office:value="5.4737396297484" calcext:value-type="float">
            <text:p>5.4737396297484</text:p>
          </table:table-cell>
          <table:table-cell table:formula="of:=SQRT([.G9]^2 +[.J9]^2)" office:value-type="float" office:value="25.5922219733707" calcext:value-type="float">
            <text:p>25.59222197337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25" calcext:value-type="float">
            <text:p>25</text:p>
          </table:table-cell>
          <table:table-cell table:formula="of:=[.D10]+[.G10]*TAN([.I10])" office:value-type="float" office:value="3.25308138629318" calcext:value-type="float">
            <text:p>3.25308138629318</text:p>
          </table:table-cell>
          <table:table-cell table:formula="of:=[.F10]*PI() /180" office:value-type="float" office:value="0.0101229096615671" calcext:value-type="float">
            <text:p>0.010122909661567</text:p>
          </table:table-cell>
          <table:table-cell table:formula="of:=[.H10]-[.D10]" office:value-type="float" office:value="0.253081386293177" calcext:value-type="float">
            <text:p>0.253081386293177</text:p>
          </table:table-cell>
          <table:table-cell table:formula="of:=SQRT([.G10]^2 +[.J10]^2)" office:value-type="float" office:value="25.001280970944" calcext:value-type="float">
            <text:p>25.0012809709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33" calcext:value-type="float">
            <text:p>1.933</text:p>
          </table:table-cell>
          <table:table-cell office:value-type="float" office:value="25" calcext:value-type="float">
            <text:p>25</text:p>
          </table:table-cell>
          <table:table-cell table:formula="of:=[.D11]+[.G11]*TAN([.I11])" office:value-type="float" office:value="3.84375050415904" calcext:value-type="float">
            <text:p>3.84375050415904</text:p>
          </table:table-cell>
          <table:table-cell table:formula="of:=[.F11]*PI() /180" office:value-type="float" office:value="0.0337372144410504" calcext:value-type="float">
            <text:p>0.03373721444105</text:p>
          </table:table-cell>
          <table:table-cell table:formula="of:=[.H11]-[.D11]" office:value-type="float" office:value="0.843750504159036" calcext:value-type="float">
            <text:p>0.843750504159036</text:p>
          </table:table-cell>
          <table:table-cell table:formula="of:=SQRT([.G11]^2 +[.J11]^2)" office:value-type="float" office:value="25.0142342459902" calcext:value-type="float">
            <text:p>25.01423424599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667" calcext:value-type="float">
            <text:p>3.8667</text:p>
          </table:table-cell>
          <table:table-cell office:value-type="float" office:value="25" calcext:value-type="float">
            <text:p>25</text:p>
          </table:table-cell>
          <table:table-cell table:formula="of:=[.D12]+[.G12]*TAN([.I12])" office:value-type="float" office:value="4.68973219938243" calcext:value-type="float">
            <text:p>4.68973219938243</text:p>
          </table:table-cell>
          <table:table-cell table:formula="of:=[.F12]*PI() /180" office:value-type="float" office:value="0.0674866461868647" calcext:value-type="float">
            <text:p>0.067486646186865</text:p>
          </table:table-cell>
          <table:table-cell table:formula="of:=[.H12]-[.D12]" office:value-type="float" office:value="1.68973219938243" calcext:value-type="float">
            <text:p>1.68973219938243</text:p>
          </table:table-cell>
          <table:table-cell table:formula="of:=SQRT([.G12]^2 +[.J12]^2)" office:value-type="float" office:value="25.0570388295511" calcext:value-type="float">
            <text:p>25.05703882955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6833" calcext:value-type="float">
            <text:p>7.6833</text:p>
          </table:table-cell>
          <table:table-cell office:value-type="float" office:value="25" calcext:value-type="float">
            <text:p>25</text:p>
          </table:table-cell>
          <table:table-cell table:formula="of:=[.D13]+[.G13]*TAN([.I13])" office:value-type="float" office:value="6.37271295351386" calcext:value-type="float">
            <text:p>6.37271295351386</text:p>
          </table:table-cell>
          <table:table-cell table:formula="of:=[.F13]*PI() /180" office:value-type="float" office:value="0.13409888241848" calcext:value-type="float">
            <text:p>0.13409888241848</text:p>
          </table:table-cell>
          <table:table-cell table:formula="of:=[.H13]-[.D13]" office:value-type="float" office:value="3.37271295351386" calcext:value-type="float">
            <text:p>3.37271295351386</text:p>
          </table:table-cell>
          <table:table-cell table:formula="of:=SQRT([.G13]^2 +[.J13]^2)" office:value-type="float" office:value="25.2264780075777" calcext:value-type="float">
            <text:p>25.226478007577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35" calcext:value-type="float">
            <text:p>11.35</text:p>
          </table:table-cell>
          <table:table-cell office:value-type="float" office:value="25" calcext:value-type="float">
            <text:p>25</text:p>
          </table:table-cell>
          <table:table-cell table:formula="of:=[.D14]+[.G14]*TAN([.I14])" office:value-type="float" office:value="8.01818461283991" calcext:value-type="float">
            <text:p>8.01818461283991</text:p>
          </table:table-cell>
          <table:table-cell table:formula="of:=[.F14]*PI() /180" office:value-type="float" office:value="0.198094870101356" calcext:value-type="float">
            <text:p>0.198094870101356</text:p>
          </table:table-cell>
          <table:table-cell table:formula="of:=[.H14]-[.D14]" office:value-type="float" office:value="5.01818461283991" calcext:value-type="float">
            <text:p>5.01818461283991</text:p>
          </table:table-cell>
          <table:table-cell table:formula="of:=SQRT([.G14]^2 +[.J14]^2)" office:value-type="float" office:value="25.4986700988217" calcext:value-type="float">
            <text:p>25.49867009882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.85" calcext:value-type="float">
            <text:p>14.85</text:p>
          </table:table-cell>
          <table:table-cell office:value-type="float" office:value="25" calcext:value-type="float">
            <text:p>25</text:p>
          </table:table-cell>
          <table:table-cell table:formula="of:=[.D15]+[.G15]*TAN([.I15])" office:value-type="float" office:value="9.62862989043306" calcext:value-type="float">
            <text:p>9.62862989043306</text:p>
          </table:table-cell>
          <table:table-cell table:formula="of:=[.F15]*PI() /180" office:value-type="float" office:value="0.259181393921158" calcext:value-type="float">
            <text:p>0.259181393921158</text:p>
          </table:table-cell>
          <table:table-cell table:formula="of:=[.H15]-[.D15]" office:value-type="float" office:value="6.62862989043306" calcext:value-type="float">
            <text:p>6.62862989043306</text:p>
          </table:table-cell>
          <table:table-cell table:formula="of:=SQRT([.G15]^2 +[.J15]^2)" office:value-type="float" office:value="25.8638499497724" calcext:value-type="float">
            <text:p>25.86384994977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.133" calcext:value-type="float">
            <text:p>18.133</text:p>
          </table:table-cell>
          <table:table-cell office:value-type="float" office:value="25" calcext:value-type="float">
            <text:p>25</text:p>
          </table:table-cell>
          <table:table-cell table:formula="of:=[.D16]+[.G16]*TAN([.I16])" office:value-type="float" office:value="11.1871997681498" calcext:value-type="float">
            <text:p>11.1871997681498</text:p>
          </table:table-cell>
          <table:table-cell table:formula="of:=[.F16]*PI() /180" office:value-type="float" office:value="0.316480553264132" calcext:value-type="float">
            <text:p>0.316480553264132</text:p>
          </table:table-cell>
          <table:table-cell table:formula="of:=[.H16]-[.D16]" office:value-type="float" office:value="8.18719976814978" calcext:value-type="float">
            <text:p>8.18719976814978</text:p>
          </table:table-cell>
          <table:table-cell table:formula="of:=SQRT([.G16]^2 +[.J16]^2)" office:value-type="float" office:value="26.3064676466376" calcext:value-type="float">
            <text:p>26.30646764663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.1667" calcext:value-type="float">
            <text:p>21.1667</text:p>
          </table:table-cell>
          <table:table-cell office:value-type="float" office:value="25" calcext:value-type="float">
            <text:p>25</text:p>
          </table:table-cell>
          <table:table-cell table:formula="of:=[.D17]+[.G17]*TAN([.I17])" office:value-type="float" office:value="12.6801488715223" calcext:value-type="float">
            <text:p>12.6801488715223</text:p>
          </table:table-cell>
          <table:table-cell table:formula="of:=[.F17]*PI() /180" office:value-type="float" office:value="0.369428606781884" calcext:value-type="float">
            <text:p>0.369428606781884</text:p>
          </table:table-cell>
          <table:table-cell table:formula="of:=[.H17]-[.D17]" office:value-type="float" office:value="9.68014887152233" calcext:value-type="float">
            <text:p>9.68014887152233</text:p>
          </table:table-cell>
          <table:table-cell table:formula="of:=SQRT([.G17]^2 +[.J17]^2)" office:value-type="float" office:value="26.8086792321971" calcext:value-type="float">
            <text:p>26.808679232197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.233" calcext:value-type="float">
            <text:p>25.233</text:p>
          </table:table-cell>
          <table:table-cell office:value-type="float" office:value="25" calcext:value-type="float">
            <text:p>25</text:p>
          </table:table-cell>
          <table:table-cell table:formula="of:=[.D18]+[.G18]*TAN([.I18])" office:value-type="float" office:value="14.7816991403012" calcext:value-type="float">
            <text:p>14.7816991403012</text:p>
          </table:table-cell>
          <table:table-cell table:formula="of:=[.F18]*PI() /180" office:value-type="float" office:value="0.440398930155729" calcext:value-type="float">
            <text:p>0.440398930155729</text:p>
          </table:table-cell>
          <table:table-cell table:formula="of:=[.H18]-[.D18]" office:value-type="float" office:value="11.7816991403012" calcext:value-type="float">
            <text:p>11.7816991403012</text:p>
          </table:table-cell>
          <table:table-cell table:formula="of:=SQRT([.G18]^2 +[.J18]^2)" office:value-type="float" office:value="27.6370844090431" calcext:value-type="float">
            <text:p>27.63708440904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D19]+[.G19]*TAN([.I19])" office:value-type="float" office:value="38.1051177665153" calcext:value-type="float">
            <text:p>38.1051177665153</text:p>
          </table:table-cell>
          <table:table-cell table:formula="of:=[.F19]*PI() /180" office:value-type="float" office:value="1.0471975511966" calcext:value-type="float">
            <text:p>1.0471975511966</text:p>
          </table:table-cell>
          <table:table-cell table:formula="of:=[.H19]-[.D19]" office:value-type="float" office:value="38.1051177665153" calcext:value-type="float">
            <text:p>38.1051177665153</text:p>
          </table:table-cell>
          <table:table-cell table:formula="of:=SQRT([.G19]^2 +[.J19]^2)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Littow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BK7</text:p>
          </table:table-cell>
          <table:table-cell office:value-type="float" office:value="1.5169" calcext:value-type="float">
            <text:p>1.5169</text:p>
          </table:table-cell>
          <table:table-cell office:value-type="float" office:value="64.17" calcext:value-type="float">
            <text:p>64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office:value-type="float" office:value="12.7" calcext:value-type="float">
            <text:p>12.7</text:p>
          </table:table-cell>
          <table:table-cell table:formula="of:=[.D20]+[.G20]*TAN([.I20])" office:value-type="float" office:value="21.9970452561247" calcext:value-type="float">
            <text:p>21.9970452561247</text:p>
          </table:table-cell>
          <table:table-cell table:formula="of:=[.F20]*PI() /180" office:value-type="float" office:value="1.0471975511966" calcext:value-type="float">
            <text:p>1.0471975511966</text:p>
          </table:table-cell>
          <table:table-cell table:formula="of:=[.H20]-[.D20]" office:value-type="float" office:value="21.9970452561247" calcext:value-type="float">
            <text:p>21.9970452561247</text:p>
          </table:table-cell>
          <table:table-cell table:formula="of:=SQRT([.G20]^2 +[.J20]^2)" office:value-type="float" office:value="25.4" calcext:value-type="float">
            <text:p>25.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Littow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F2</text:p>
          </table:table-cell>
          <table:table-cell office:value-type="float" office:value="1.6202" calcext:value-type="float">
            <text:p>1.6202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D21]+[.G21]*TAN([.I21])" office:value-type="float" office:value="8.66025403784439" calcext:value-type="float">
            <text:p>8.66025403784439</text:p>
          </table:table-cell>
          <table:table-cell table:formula="of:=[.F21]*PI() /180" office:value-type="float" office:value="0.523598775598299" calcext:value-type="float">
            <text:p>0.52359877559829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quliateral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SF11</text:p>
          </table:table-cell>
          <table:table-cell table:style-name="ce4" office:value-type="float" office:value="1.785" calcext:value-type="float">
            <text:p>1.785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D22]+[.G22]*TAN([.I22])" office:value-type="float" office:value="8.66025403784439" calcext:value-type="float">
            <text:p>8.66025403784439</text:p>
          </table:table-cell>
          <table:table-cell table:formula="of:=[.F22]*PI() /180" office:value-type="float" office:value="0.523598775598299" calcext:value-type="float">
            <text:p>0.52359877559829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quliateral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aF2</text:p>
          </table:table-cell>
          <table:table-cell office:value-type="float" office:value="1.4339" calcext:value-type="float">
            <text:p>1.4339</text:p>
          </table:table-cell>
          <table:table-cell office:value-type="float" office:value="94.99" calcext:value-type="float">
            <text:p>9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D23]+[.G23]*TAN([.I23])" office:value-type="float" office:value="5.77350269189626" calcext:value-type="float">
            <text:p>5.77350269189626</text:p>
          </table:table-cell>
          <table:table-cell table:formula="of:=[.F23]*PI() /180" office:value-type="float" office:value="0.523598775598299" calcext:value-type="float">
            <text:p>0.52359877559829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quliateral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1547285476673" calcext:value-type="float">
            <text:p>1.1547285476673</text:p>
          </table:table-cell>
          <table:table-cell office:value-type="float" office:value="25" calcext:value-type="float">
            <text:p>25</text:p>
          </table:table-cell>
          <table:table-cell office:value-type="float" office:value="3.50391360585196" calcext:value-type="float">
            <text:p>3.50391360585196</text:p>
          </table:table-cell>
          <table:table-cell office:value-type="float" office:value="0.0201538151235667" calcext:value-type="float">
            <text:p>0.020153815123567</text:p>
          </table:table-cell>
          <table:table-cell office:value-type="float" office:value="0.503913605851964" calcext:value-type="float">
            <text:p>0.503913605851964</text:p>
          </table:table-cell>
          <table:table-cell office:value-type="float" office:value="25.0050780627088" calcext:value-type="float">
            <text:p>25.005078062708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0782375799563" calcext:value-type="float">
            <text:p>2.30782375799563</text:p>
          </table:table-cell>
          <table:table-cell office:value-type="float" office:value="25" calcext:value-type="float">
            <text:p>25</text:p>
          </table:table-cell>
          <table:table-cell office:value-type="float" office:value="4.0075230083111" calcext:value-type="float">
            <text:p>4.0075230083111</text:p>
          </table:table-cell>
          <table:table-cell office:value-type="float" office:value="0.0402791231327726" calcext:value-type="float">
            <text:p>0.040279123132773</text:p>
          </table:table-cell>
          <table:table-cell office:value-type="float" office:value="1.00752300831109" calcext:value-type="float">
            <text:p>1.00752300831109</text:p>
          </table:table-cell>
          <table:table-cell office:value-type="float" office:value="25.0202938154666" calcext:value-type="float">
            <text:p>25.02029381546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.45766378351418" calcext:value-type="float">
            <text:p>3.45766378351418</text:p>
          </table:table-cell>
          <table:table-cell office:value-type="float" office:value="25" calcext:value-type="float">
            <text:p>25</text:p>
          </table:table-cell>
          <table:table-cell office:value-type="float" office:value="4.51052457530853" calcext:value-type="float">
            <text:p>4.51052457530853</text:p>
          </table:table-cell>
          <table:table-cell office:value-type="float" office:value="0.0603476174492868" calcext:value-type="float">
            <text:p>0.060347617449287</text:p>
          </table:table-cell>
          <table:table-cell office:value-type="float" office:value="1.51052457530853" calcext:value-type="float">
            <text:p>1.51052457530853</text:p>
          </table:table-cell>
          <table:table-cell office:value-type="float" office:value="25.0455921170295" calcext:value-type="float">
            <text:p>25.045592117029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60264955518305" calcext:value-type="float">
            <text:p>4.60264955518305</text:p>
          </table:table-cell>
          <table:table-cell office:value-type="float" office:value="25" calcext:value-type="float">
            <text:p>25</text:p>
          </table:table-cell>
          <table:table-cell office:value-type="float" office:value="5.01261581516975" calcext:value-type="float">
            <text:p>5.01261581516975</text:p>
          </table:table-cell>
          <table:table-cell office:value-type="float" office:value="0.0803313890533967" calcext:value-type="float">
            <text:p>0.080331389053397</text:p>
          </table:table-cell>
          <table:table-cell office:value-type="float" office:value="2.01261581516975" calcext:value-type="float">
            <text:p>2.01261581516975</text:p>
          </table:table-cell>
          <table:table-cell office:value-type="float" office:value="25.0808816116872" calcext:value-type="float">
            <text:p>25.08088161168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87184072994246" calcext:value-type="float">
            <text:p>6.87184072994246</text:p>
          </table:table-cell>
          <table:table-cell office:value-type="float" office:value="25" calcext:value-type="float">
            <text:p>25</text:p>
          </table:table-cell>
          <table:table-cell office:value-type="float" office:value="6.01286642952833" calcext:value-type="float">
            <text:p>6.01286642952833</text:p>
          </table:table-cell>
          <table:table-cell office:value-type="float" office:value="0.119936246410146" calcext:value-type="float">
            <text:p>0.119936246410146</text:p>
          </table:table-cell>
          <table:table-cell office:value-type="float" office:value="3.01286642952833" calcext:value-type="float">
            <text:p>3.01286642952833</text:p>
          </table:table-cell>
          <table:table-cell office:value-type="float" office:value="25.1808928380663" calcext:value-type="float">
            <text:p>25.180892838066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2</text:p>
          </table:table-cell>
          <table:table-cell office:value-type="float" office:value="1.4338" calcext:value-type="float">
            <text:p>1.4338</text:p>
          </table:table-cell>
          <table:table-cell office:value-type="float" office:value="94.99" calcext:value-type="float">
            <text:p>94.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10345847606519" calcext:value-type="float">
            <text:p>9.10345847606519</text:p>
          </table:table-cell>
          <table:table-cell office:value-type="float" office:value="25" calcext:value-type="float">
            <text:p>25</text:p>
          </table:table-cell>
          <table:table-cell office:value-type="float" office:value="7.00589899511851" calcext:value-type="float">
            <text:p>7.00589899511851</text:p>
          </table:table-cell>
          <table:table-cell office:value-type="float" office:value="0.158885323725923" calcext:value-type="float">
            <text:p>0.158885323725923</text:p>
          </table:table-cell>
          <table:table-cell office:value-type="float" office:value="4.00589899511851" calcext:value-type="float">
            <text:p>4.00589899511851</text:p>
          </table:table-cell>
          <table:table-cell office:value-type="float" office:value="25.3189104575827" calcext:value-type="float">
            <text:p>25.31891045758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32587245853829" calcext:value-type="float">
            <text:p>1.32587245853829</text:p>
          </table:table-cell>
          <table:table-cell office:value-type="float" office:value="25" calcext:value-type="float">
            <text:p>25</text:p>
          </table:table-cell>
          <table:table-cell office:value-type="float" office:value="3.57862428440213" calcext:value-type="float">
            <text:p>3.57862428440213</text:p>
          </table:table-cell>
          <table:table-cell office:value-type="float" office:value="0.0231408398630051" calcext:value-type="float">
            <text:p>0.023140839863005</text:p>
          </table:table-cell>
          <table:table-cell office:value-type="float" office:value="0.578624284402132" calcext:value-type="float">
            <text:p>0.578624284402132</text:p>
          </table:table-cell>
          <table:table-cell office:value-type="float" office:value="25.0066952247293" calcext:value-type="float">
            <text:p>25.006695224729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64942412973028" calcext:value-type="float">
            <text:p>2.64942412973028</text:p>
          </table:table-cell>
          <table:table-cell office:value-type="float" office:value="25" calcext:value-type="float">
            <text:p>25</text:p>
          </table:table-cell>
          <table:table-cell office:value-type="float" office:value="4.15685402244329" calcext:value-type="float">
            <text:p>4.15685402244329</text:p>
          </table:table-cell>
          <table:table-cell office:value-type="float" office:value="0.0462411743455787" calcext:value-type="float">
            <text:p>0.046241174345579</text:p>
          </table:table-cell>
          <table:table-cell office:value-type="float" office:value="1.15685402244329" calcext:value-type="float">
            <text:p>1.15685402244329</text:p>
          </table:table-cell>
          <table:table-cell office:value-type="float" office:value="25.0267519112897" calcext:value-type="float">
            <text:p>25.026751911289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.96835484327816" calcext:value-type="float">
            <text:p>3.96835484327816</text:p>
          </table:table-cell>
          <table:table-cell office:value-type="float" office:value="25" calcext:value-type="float">
            <text:p>25</text:p>
          </table:table-cell>
          <table:table-cell office:value-type="float" office:value="4.73429551177703" calcext:value-type="float">
            <text:p>4.73429551177703</text:p>
          </table:table-cell>
          <table:table-cell office:value-type="float" office:value="0.0692608579026675" calcext:value-type="float">
            <text:p>0.069260857902668</text:p>
          </table:table-cell>
          <table:table-cell office:value-type="float" office:value="1.73429551177703" calcext:value-type="float">
            <text:p>1.73429551177703</text:p>
          </table:table-cell>
          <table:table-cell office:value-type="float" office:value="25.0600834181008" calcext:value-type="float">
            <text:p>25.0600834181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28040520725033" calcext:value-type="float">
            <text:p>5.28040520725033</text:p>
          </table:table-cell>
          <table:table-cell office:value-type="float" office:value="25" calcext:value-type="float">
            <text:p>25</text:p>
          </table:table-cell>
          <table:table-cell office:value-type="float" office:value="5.31055673429482" calcext:value-type="float">
            <text:p>5.31055673429482</text:p>
          </table:table-cell>
          <table:table-cell office:value-type="float" office:value="0.0921604567059717" calcext:value-type="float">
            <text:p>0.092160456705972</text:p>
          </table:table-cell>
          <table:table-cell office:value-type="float" office:value="2.31055673429482" calcext:value-type="float">
            <text:p>2.31055673429482</text:p>
          </table:table-cell>
          <table:table-cell office:value-type="float" office:value="25.1065464057165" calcext:value-type="float">
            <text:p>25.10654640571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87514552819533" calcext:value-type="float">
            <text:p>7.87514552819533</text:p>
          </table:table-cell>
          <table:table-cell office:value-type="float" office:value="25" calcext:value-type="float">
            <text:p>25</text:p>
          </table:table-cell>
          <table:table-cell office:value-type="float" office:value="6.4579837124045" calcext:value-type="float">
            <text:p>6.4579837124045</text:p>
          </table:table-cell>
          <table:table-cell office:value-type="float" office:value="0.137447218540716" calcext:value-type="float">
            <text:p>0.137447218540716</text:p>
          </table:table-cell>
          <table:table-cell office:value-type="float" office:value="3.45798371240449" calcext:value-type="float">
            <text:p>3.45798371240449</text:p>
          </table:table-cell>
          <table:table-cell office:value-type="float" office:value="25.2380199571055" calcext:value-type="float">
            <text:p>25.23801995710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gF2</text:p>
          </table:table-cell>
          <table:table-cell office:value-type="float" office:value="1.3777" calcext:value-type="float">
            <text:p>1.3777</text:p>
          </table:table-cell>
          <table:table-cell office:value-type="float" office:value="106.22" calcext:value-type="float">
            <text:p>106.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417082654306" calcext:value-type="float">
            <text:p>10.417082654306</text:p>
          </table:table-cell>
          <table:table-cell office:value-type="float" office:value="25" calcext:value-type="float">
            <text:p>25</text:p>
          </table:table-cell>
          <table:table-cell office:value-type="float" office:value="7.59606382789322" calcext:value-type="float">
            <text:p>7.59606382789322</text:p>
          </table:table-cell>
          <table:table-cell office:value-type="float" office:value="0.18181239077003" calcext:value-type="float">
            <text:p>0.18181239077003</text:p>
          </table:table-cell>
          <table:table-cell office:value-type="float" office:value="4.59606382789322" calcext:value-type="float">
            <text:p>4.59606382789322</text:p>
          </table:table-cell>
          <table:table-cell office:value-type="float" office:value="25.4189654138415" calcext:value-type="float">
            <text:p>25.41896541384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10915476685992" calcext:value-type="float">
            <text:p>0.810915476685992</text:p>
          </table:table-cell>
          <table:table-cell office:value-type="float" office:value="25" calcext:value-type="float">
            <text:p>25</text:p>
          </table:table-cell>
          <table:table-cell office:value-type="float" office:value="3.35385225279777" calcext:value-type="float">
            <text:p>3.35385225279777</text:p>
          </table:table-cell>
          <table:table-cell office:value-type="float" office:value="0.0141531450235499" calcext:value-type="float">
            <text:p>0.01415314502355</text:p>
          </table:table-cell>
          <table:table-cell office:value-type="float" office:value="0.353852252797772" calcext:value-type="float">
            <text:p>0.353852252797772</text:p>
          </table:table-cell>
          <table:table-cell office:value-type="float" office:value="25.0025041029256" calcext:value-type="float">
            <text:p>25.00250410292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.62114430894353" calcext:value-type="float">
            <text:p>1.62114430894353</text:p>
          </table:table-cell>
          <table:table-cell office:value-type="float" office:value="25" calcext:value-type="float">
            <text:p>25</text:p>
          </table:table-cell>
          <table:table-cell office:value-type="float" office:value="3.7075464690637" calcext:value-type="float">
            <text:p>3.7075464690637</text:p>
          </table:table-cell>
          <table:table-cell office:value-type="float" office:value="0.0282943058410327" calcext:value-type="float">
            <text:p>0.028294305841033</text:p>
          </table:table-cell>
          <table:table-cell office:value-type="float" office:value="0.707546469063699" calcext:value-type="float">
            <text:p>0.707546469063699</text:p>
          </table:table-cell>
          <table:table-cell office:value-type="float" office:value="25.0100104359411" calcext:value-type="float">
            <text:p>25.01001043594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43000256717075" calcext:value-type="float">
            <text:p>2.43000256717075</text:p>
          </table:table-cell>
          <table:table-cell office:value-type="float" office:value="25" calcext:value-type="float">
            <text:p>25</text:p>
          </table:table-cell>
          <table:table-cell office:value-type="float" office:value="4.06092482604401" calcext:value-type="float">
            <text:p>4.06092482604401</text:p>
          </table:table-cell>
          <table:table-cell office:value-type="float" office:value="0.0424115456290442" calcext:value-type="float">
            <text:p>0.042411545629044</text:p>
          </table:table-cell>
          <table:table-cell office:value-type="float" office:value="1.06092482604401" calcext:value-type="float">
            <text:p>1.06092482604401</text:p>
          </table:table-cell>
          <table:table-cell office:value-type="float" office:value="25.0225011037369" calcext:value-type="float">
            <text:p>25.022501103736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3681172464623" calcext:value-type="float">
            <text:p>3.23681172464623</text:p>
          </table:table-cell>
          <table:table-cell office:value-type="float" office:value="25" calcext:value-type="float">
            <text:p>25</text:p>
          </table:table-cell>
          <table:table-cell office:value-type="float" office:value="4.41382992793323" calcext:value-type="float">
            <text:p>4.41382992793323</text:p>
          </table:table-cell>
          <table:table-cell office:value-type="float" office:value="0.0564930218622328" calcext:value-type="float">
            <text:p>0.056493021862233</text:p>
          </table:table-cell>
          <table:table-cell office:value-type="float" office:value="1.41382992793323" calcext:value-type="float">
            <text:p>1.41382992793323</text:p>
          </table:table-cell>
          <table:table-cell office:value-type="float" office:value="25.0399463870257" calcext:value-type="float">
            <text:p>25.03994638702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416113764936" calcext:value-type="float">
            <text:p>4.8416113764936</text:p>
          </table:table-cell>
          <table:table-cell office:value-type="float" office:value="25" calcext:value-type="float">
            <text:p>25</text:p>
          </table:table-cell>
          <table:table-cell office:value-type="float" office:value="5.1175941878916" calcext:value-type="float">
            <text:p>5.1175941878916</text:p>
          </table:table-cell>
          <table:table-cell office:value-type="float" office:value="0.0845020596218282" calcext:value-type="float">
            <text:p>0.084502059621828</text:p>
          </table:table-cell>
          <table:table-cell office:value-type="float" office:value="2.1175941878916" calcext:value-type="float">
            <text:p>2.1175941878916</text:p>
          </table:table-cell>
          <table:table-cell office:value-type="float" office:value="25.0895238126313" calcext:value-type="float">
            <text:p>25.08952381263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.62" calcext:value-type="float">
            <text:p>1.62</text:p>
          </table:table-cell>
          <table:table-cell office:value-type="float" office:value="36.37" calcext:value-type="float">
            <text:p>36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43032108983482" calcext:value-type="float">
            <text:p>6.43032108983482</text:p>
          </table:table-cell>
          <table:table-cell office:value-type="float" office:value="25" calcext:value-type="float">
            <text:p>25</text:p>
          </table:table-cell>
          <table:table-cell office:value-type="float" office:value="5.81759662584668" calcext:value-type="float">
            <text:p>5.81759662584668</text:p>
          </table:table-cell>
          <table:table-cell office:value-type="float" office:value="0.112230274978048" calcext:value-type="float">
            <text:p>0.112230274978048</text:p>
          </table:table-cell>
          <table:table-cell office:value-type="float" office:value="2.81759662584668" calcext:value-type="float">
            <text:p>2.81759662584668</text:p>
          </table:table-cell>
          <table:table-cell office:value-type="float" office:value="25.1582759891449" calcext:value-type="float">
            <text:p>25.15827598914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05619438157254" calcext:value-type="float">
            <text:p>1.05619438157254</text:p>
          </table:table-cell>
          <table:table-cell office:value-type="float" office:value="25" calcext:value-type="float">
            <text:p>25</text:p>
          </table:table-cell>
          <table:table-cell office:value-type="float" office:value="3.460903946016" calcext:value-type="float">
            <text:p>3.460903946016</text:p>
          </table:table-cell>
          <table:table-cell office:value-type="float" office:value="0.0184340694995061" calcext:value-type="float">
            <text:p>0.018434069499506</text:p>
          </table:table-cell>
          <table:table-cell office:value-type="float" office:value="0.460903946016002" calcext:value-type="float">
            <text:p>0.460903946016002</text:p>
          </table:table-cell>
          <table:table-cell office:value-type="float" office:value="25.00424828799" calcext:value-type="float">
            <text:p>25.0042482879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1108210223855" calcext:value-type="float">
            <text:p>2.11108210223855</text:p>
          </table:table-cell>
          <table:table-cell office:value-type="float" office:value="25" calcext:value-type="float">
            <text:p>25</text:p>
          </table:table-cell>
          <table:table-cell office:value-type="float" office:value="3.9215504000476" calcext:value-type="float">
            <text:p>3.9215504000476</text:p>
          </table:table-cell>
          <table:table-cell office:value-type="float" office:value="0.0368453334639863" calcext:value-type="float">
            <text:p>0.036845333463986</text:p>
          </table:table-cell>
          <table:table-cell office:value-type="float" office:value="0.9215504000476" calcext:value-type="float">
            <text:p>0.9215504000476</text:p>
          </table:table-cell>
          <table:table-cell office:value-type="float" office:value="25.016979336839" calcext:value-type="float">
            <text:p>25.0169793368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.16336442586071" calcext:value-type="float">
            <text:p>3.16336442586071</text:p>
          </table:table-cell>
          <table:table-cell office:value-type="float" office:value="25" calcext:value-type="float">
            <text:p>25</text:p>
          </table:table-cell>
          <table:table-cell office:value-type="float" office:value="4.38168231497099" calcext:value-type="float">
            <text:p>4.38168231497099</text:p>
          </table:table-cell>
          <table:table-cell office:value-type="float" office:value="0.0552111246717294" calcext:value-type="float">
            <text:p>0.055211124671729</text:p>
          </table:table-cell>
          <table:table-cell office:value-type="float" office:value="1.38168231497099" calcext:value-type="float">
            <text:p>1.38168231497099</text:p>
          </table:table-cell>
          <table:table-cell office:value-type="float" office:value="25.0381518091792" calcext:value-type="float">
            <text:p>25.038151809179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21175834607706" calcext:value-type="float">
            <text:p>4.21175834607706</text:p>
          </table:table-cell>
          <table:table-cell office:value-type="float" office:value="25" calcext:value-type="float">
            <text:p>25</text:p>
          </table:table-cell>
          <table:table-cell office:value-type="float" office:value="4.84104353176907" calcext:value-type="float">
            <text:p>4.84104353176907</text:p>
          </table:table-cell>
          <table:table-cell office:value-type="float" office:value="0.0735090504373955" calcext:value-type="float">
            <text:p>0.073509050437396</text:p>
          </table:table-cell>
          <table:table-cell office:value-type="float" office:value="1.84104353176907" calcext:value-type="float">
            <text:p>1.84104353176907</text:p>
          </table:table-cell>
          <table:table-cell office:value-type="float" office:value="25.0676971675874" calcext:value-type="float">
            <text:p>25.067697167587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29187266680951" calcext:value-type="float">
            <text:p>6.29187266680951</text:p>
          </table:table-cell>
          <table:table-cell office:value-type="float" office:value="25" calcext:value-type="float">
            <text:p>25</text:p>
          </table:table-cell>
          <table:table-cell office:value-type="float" office:value="5.75643631081427" calcext:value-type="float">
            <text:p>5.75643631081427</text:p>
          </table:table-cell>
          <table:table-cell office:value-type="float" office:value="0.109813894152062" calcext:value-type="float">
            <text:p>0.109813894152062</text:p>
          </table:table-cell>
          <table:table-cell office:value-type="float" office:value="2.75643631081427" calcext:value-type="float">
            <text:p>2.75643631081427</text:p>
          </table:table-cell>
          <table:table-cell office:value-type="float" office:value="25.1514997790505" calcext:value-type="float">
            <text:p>25.15149977905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F2</text:p>
          </table:table-cell>
          <table:table-cell office:value-type="float" office:value="1.4746" calcext:value-type="float">
            <text:p>1.4746</text:p>
          </table:table-cell>
          <table:table-cell office:value-type="float" office:value="81.78" calcext:value-type="float">
            <text:p>81.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34175378503392" calcext:value-type="float">
            <text:p>8.34175378503392</text:p>
          </table:table-cell>
          <table:table-cell office:value-type="float" office:value="25" calcext:value-type="float">
            <text:p>25</text:p>
          </table:table-cell>
          <table:table-cell office:value-type="float" office:value="6.66571381573239" calcext:value-type="float">
            <text:p>6.66571381573239</text:p>
          </table:table-cell>
          <table:table-cell office:value-type="float" office:value="0.145591068939541" calcext:value-type="float">
            <text:p>0.145591068939541</text:p>
          </table:table-cell>
          <table:table-cell office:value-type="float" office:value="3.66571381573238" calcext:value-type="float">
            <text:p>3.66571381573238</text:p>
          </table:table-cell>
          <table:table-cell office:value-type="float" office:value="25.2673199563953" calcext:value-type="float">
            <text:p>25.26731995639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dor</text:p>
          </table:table-cell>
          <table:table-cell office:value-type="string" calcext:value-type="string">
            <text:p>Wedge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1:06:12.133070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51:41</meta:creation-date>
    <meta:initial-creator>User</meta:initial-creator>
    <dc:language>en-GB</dc:language>
    <dc:date>2017-11-13T11:25:06.455334160</dc:date>
    <meta:editing-cycles>9</meta:editing-cycles>
    <meta:editing-duration>PT3H41M43S</meta:editing-duration>
    <meta:generator>LibreOffice/5.2.7.2$Linux_X86_64 LibreOffice_project/20$Build-2</meta:generator>
    <meta:print-date>2017-11-01T09:56:22.266510072</meta:print-date>
    <meta:document-statistic meta:table-count="3" meta:cell-count="6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